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1a6480" style:language-asian="zxx" style:country-asian="none" style:language-complex="zxx" style:country-complex="none"/>
    </style:style>
    <style:style style:name="P7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9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10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fo:language="en" fo:country="US" officeooo:rsid="001b43a1"/>
    </style:style>
    <style:style style:name="T5" style:family="text">
      <style:text-properties officeooo:rsid="00195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7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7">A list of commands, flags, and directives, and their General meaning.</text:p>
      <text:p text:style-name="P2"/>
      <text:p text:style-name="P9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2">accumulator</text:span>.</text:p>
      <text:p text:style-name="P3">ACCDIV – code (20) <text:span text:style-name="T2">accumulator</text:span>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8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5">STACK <text:s/>– code (108) indicates that the data is the head of the stack.</text:p>
      <text:p text:style-name="P6">GZ – code (400) implements the &gt; operator.</text:p>
      <text:p text:style-name="P6">GEZ – code (401) implements the &gt;=operator.</text:p>
      <text:p text:style-name="P6">EZ – code (402) implements the =operator.</text:p>
      <text:p text:style-name="P6">LZ – code (403) implements the &lt; operator.</text:p>
      <text:p text:style-name="P6">LEZ – code (404) implements the &lt;=operator.</text:p>
      <text:p text:style-name="P6">INF – code (405) indicates an unconditional transition.</text:p>
      <text:p text:style-name="P2"><text:soft-page-break/></text:p>
      <text:p text:style-name="P8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7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>[PRC] [ACC] [STACK] – copy the value of the head element of the stack to the <text:span text:style-name="T5">accumulator</text:span>.</text:p>
      <text:p text:style-name="P2">[P<text:span text:style-name="T5">R</text:span>C] [STACK] [<text:span text:style-name="T5">ACC</text:span>] – copy the value from the <text:span text:style-name="T5">accumulator</text:span> to the head of the stack.</text:p>
      <text:p text:style-name="P2"/>
      <text:p text:style-name="P2">[GJP] [addr] [op1] [mark] – go to mark if the value at addr when compared to zero using op1 operator is true. addr is either a <text:span text:style-name="T4">accumulator</text:span> or a stack or a register. Example: GJP GZ ACC 1.</text:p>
      <text:p text:style-name="P2">[JPT] [N] [nil] –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<text:soft-page-break/>[CLEAR] [ALL] [nil] – erases all program code before calling CLEAR.</text:p>
      <text:p text:style-name="P3">[CLEAR] [N] [nil] – erases a specific memory location.</text:p>
      <text:p text:style-name="P2"/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2">accumulator.</text:span> </text:p>
      <text:p text:style-name="P2"/>
      <text:p text:style-name="P3">[ACCSUBT] [STDI] [nil] – decrease the <text:span text:style-name="T2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2">C</text:span>SUBST] [<text:span text:style-name="T2">VWR</text:span>] [N] - subtraction of the number <text:span text:style-name="T2">N</text:span> from the <text:span text:style-name="T2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ADDR] [TYPE] – enter values from the keyboard, ADDR is the storage location entered (ACC, STACK, register address), type – type of input (STDI, STDC).</text:p>
      <text:p text:style-name="P3"/>
      <text:p text:style-name="P3">[AC<text:span text:style-name="T3">C</text:span>MULT] [STD<text:span text:style-name="T3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3">MULT</text:span>] [V<text:span text:style-name="T3">W</text:span>R] [N] — multiply the value of the accumulator by the number N.</text:p>
      <text:p text:style-name="P3"/>
      <text:p text:style-name="P3">[AC<text:span text:style-name="T3">CD</text:span>IV] [STD<text:span text:style-name="T3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3">DIV</text:span>] [V<text:span text:style-name="T3">W</text:span>R] [N] - division of register value by N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4-25T20:48:35.905000000</dc:date>
    <meta:editing-duration>PT19M46S</meta:editing-duration>
    <meta:editing-cycles>10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5" meta:word-count="1314" meta:character-count="7127" meta:non-whitespace-character-count="5826"/>
  </office:meta>
</office:document-meta>
</file>